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98.35mm"/>
    </style:style>
    <style:style style:name="co3" style:family="table-column">
      <style:table-column-properties fo:break-before="auto" style:column-width="7.78mm"/>
    </style:style>
    <style:style style:name="co4" style:family="table-column">
      <style:table-column-properties fo:break-before="auto" style:column-width="51.08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16.56mm"/>
    </style:style>
    <style:style style:name="co7" style:family="table-column">
      <style:table-column-properties fo:break-before="auto" style:column-width="39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DejaVu Sans"/>
    </style:style>
    <style:style style:name="ce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DejaVu Sans" fo:font-size="10pt" fo:font-weight="bold" style:font-size-asian="10pt" style:font-weight-asian="bold" style:font-name-complex="p0l9s" style:font-size-complex="10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DejaVu Sans"/>
    </style:style>
    <style:style style:name="ce4" style:family="table-cell" style:parent-style-name="Default">
      <style:table-cell-properties fo:background-color="#000000"/>
      <style:text-properties style:font-name="DejaVu Sans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style:font-name="DejaVu Sans"/>
    </style:style>
    <style:style style:name="ce6" style:family="table-cell" style:parent-style-name="Default">
      <style:table-cell-properties fo:background-color="#000000" fo:border="0.06pt solid #ffffff"/>
      <style:text-properties style:font-name="DejaVu Sans"/>
    </style:style>
    <style:style style:name="ce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DejaVu Sans" fo:font-size="10pt" fo:language="none" fo:country="none" fo:font-weight="bold" style:font-name-asian="Times New Roman" style:font-size-asian="12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DejaVu Sans" fo:font-weight="bold" style:font-weight-asian="bold" style:font-weight-complex="bold"/>
    </style:style>
    <style:style style:name="T1" style:family="text">
      <style:text-properties style:text-underline-style="none" style:text-underline-color="font-color" style:text-line-through-type="none" fo:font-style="normal" style:letter-kerning="true" fo:country="none" style:country-asian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9n</text:p>
          </table:table-cell>
          <table:table-cell table:style-name="ce7" office:value-type="string" calcext:value-type="string">
            <text:p><text:span text:style-name="T1">≡</text:span></text:p>
          </table:table-cell>
          <table:table-cell table:style-name="ce8" office:value-type="string" calcext:value-type="string">
            <text:p>s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3qgy7(rgs1osp0v6v3k)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4b8a2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office:value-type="string" calcext:value-type="string">
            <text:p>v73ge1ek3le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office:value-type="string" calcext:value-type="string">
            <text:p>v3kep3de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3"/>
          <table:table-cell table:style-name="ce6" office:value-type="string" calcext:value-type="string">
            <text:p>8k2yp3de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office:value-type="string" calcext:value-type="string">
            <text:p>8k8i73b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6" office:value-type="string" calcext:value-type="string">
            <text:p>d0zge9le</text:p>
          </table:table-cell>
          <table:table-cell table:style-name="ce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3" office:value-type="string" calcext:value-type="string">
            <text:p>s3gy3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6" table:number-columns-repeated="2"/>
          <table:table-cell table:style-name="ce3" office:value-type="string" calcext:value-type="string">
            <text:p>s3rp3kjv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string" calcext:value-type="string">
            <text:p>3a16gy3_8k3d2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string" calcext:value-type="string">
            <text:p>9vzv3de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string" calcext:value-type="string">
            <text:p>p2p13le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3" office:value-type="string" calcext:value-type="string">
            <text:p>0r92j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3" office:value-type="string" calcext:value-type="string">
            <text:p>ko1bzv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3" office:value-type="string" calcext:value-type="string">
            <text:p>2k4brp3d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3" office:value-type="string" calcext:value-type="string">
            <text:p>fpsp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3" office:value-type="string" calcext:value-type="string">
            <text:p>f6pywpy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3" office:value-type="string" calcext:value-type="string">
            <text:p>1rd4sv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3" office:value-type="string" calcext:value-type="string">
            <text:p>p0s3rp43_fp43brv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3" office:value-type="string" calcext:value-type="string">
            <text:p>0wv62l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3" office:value-type="string" calcext:value-type="string">
            <text:p>fp43brv_8k3d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3" office:value-type="string" calcext:value-type="string">
            <text:p>1rb3b3v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3" office:value-type="string" calcext:value-type="string">
            <text:p>si56t3o</text:p>
          </table:table-cell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8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3:35:04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0.2.2$Windows_x86 LibreOffice_project/37b43f919e4de5eeaca9b9755ed688758a8251fe</meta:generator>
    <dc:date>2015-12-28T00:06:13.077000000</dc:date>
    <meta:editing-duration>P1DT15M1S</meta:editing-duration>
    <meta:editing-cycles>23</meta:editing-cycles>
    <meta:document-statistic meta:table-count="1" meta:cell-count="50" meta:object-count="0"/>
  </office:meta>
</office:document-meta>
</file>